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st_final_development" table:style-name="ta1">
        <table:shapes>
          <draw:frame draw:z-index="0" draw:style-name="gr1" draw:text-style-name="P1" svg:width="453.51pt" svg:height="255.09pt" svg:x="132.75pt" svg:y="28.43pt">
            <draw:object draw:notify-on-update-of-ranges="best_final_development.A1:best_final_development.A11 best_final_development.B1:best_final_development.B11 best_final_development.A1:best_final_development.A11 best_final_development.C1:best_final_development.C11 best_final_development.A1:best_final_development.A11 best_final_development.D1:best_final_development.D11 best_final_development.A1:best_final_development.A11 best_final_development.E1:best_final_development.E11 best_final_development.A1:best_final_development.A11 best_final_development.F1:best_final_development.F11 best_final_development.A1:best_final_development.A11 best_final_development.G1:best_final_development.G11 best_final_development.A1:best_final_development.A11 best_final_development.H1:best_final_development.H11 best_final_development.A1:best_final_development.A11 best_final_development.I1:best_final_development.I11 best_final_development.A1:best_final_development.A11 best_final_development.J1:best_final_development.J11 best_final_development.A1:best_final_development.A11 best_final_development.K1:best_final_development.K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338612622469494" calcext:value-type="float">
            <text:p>0.33861262246949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47757530436482" calcext:value-type="float">
            <text:p>1.477575304364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3762870870197" calcext:value-type="float">
            <text:p>3.33762870870197</text:p>
          </table:table-cell>
          <table:table-cell office:value-type="float" office:value="0.473031224346609" calcext:value-type="float">
            <text:p>0.4730312243466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7877033169899" calcext:value-type="float">
            <text:p>1.97877033169899</text:p>
          </table:table-cell>
          <table:table-cell office:value-type="float" office:value="0" calcext:value-type="float">
            <text:p>0</text:p>
          </table:table-cell>
          <table:table-cell office:value-type="float" office:value="0.22024807337757" calcext:value-type="float">
            <text:p>0.22024807337757</text:p>
          </table:table-cell>
          <table:table-cell office:value-type="float" office:value="0" calcext:value-type="float">
            <text:p>0</text:p>
          </table:table-cell>
          <table:table-cell office:value-type="float" office:value="0.685167444049371" calcext:value-type="float">
            <text:p>0.6851674440493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07539880213774" calcext:value-type="float">
            <text:p>4.07539880213774</text:p>
          </table:table-cell>
          <table:table-cell office:value-type="float" office:value="2.1583089749848" calcext:value-type="float">
            <text:p>2.1583089749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0616411101441" calcext:value-type="float">
            <text:p>1.40616411101441</text:p>
          </table:table-cell>
          <table:table-cell office:value-type="float" office:value="0" calcext:value-type="float">
            <text:p>0</text:p>
          </table:table-cell>
          <table:table-cell office:value-type="float" office:value="2.83056307240379" calcext:value-type="float">
            <text:p>2.83056307240379</text:p>
          </table:table-cell>
          <table:table-cell office:value-type="float" office:value="0" calcext:value-type="float">
            <text:p>0</text:p>
          </table:table-cell>
          <table:table-cell office:value-type="float" office:value="4.11641748020171" calcext:value-type="float">
            <text:p>4.116417480201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22337071243562" calcext:value-type="float">
            <text:p>7.22337071243562</text:p>
          </table:table-cell>
          <table:table-cell office:value-type="float" office:value="7.92401760832439" calcext:value-type="float">
            <text:p>7.924017608324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2772482908224" calcext:value-type="float">
            <text:p>4.42772482908224</text:p>
          </table:table-cell>
          <table:table-cell office:value-type="float" office:value="0" calcext:value-type="float">
            <text:p>0</text:p>
          </table:table-cell>
          <table:table-cell office:value-type="float" office:value="4.03661981708861" calcext:value-type="float">
            <text:p>4.03661981708861</text:p>
          </table:table-cell>
          <table:table-cell office:value-type="float" office:value="1.11869377663101" calcext:value-type="float">
            <text:p>1.11869377663101</text:p>
          </table:table-cell>
          <table:table-cell office:value-type="float" office:value="1.92764347835846" calcext:value-type="float">
            <text:p>1.927643478358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22337071243562" calcext:value-type="float">
            <text:p>7.22337071243562</text:p>
          </table:table-cell>
          <table:table-cell office:value-type="float" office:value="14.0504161384472" calcext:value-type="float">
            <text:p>14.0504161384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3285888137263" calcext:value-type="float">
            <text:p>0.045328588813726</text:p>
          </table:table-cell>
          <table:table-cell office:value-type="float" office:value="2.11581595751346" calcext:value-type="float">
            <text:p>2.11581595751346</text:p>
          </table:table-cell>
          <table:table-cell office:value-type="float" office:value="0" calcext:value-type="float">
            <text:p>0</text:p>
          </table:table-cell>
          <table:table-cell office:value-type="float" office:value="11.9124898052733" calcext:value-type="float">
            <text:p>11.9124898052733</text:p>
          </table:table-cell>
          <table:table-cell office:value-type="float" office:value="0.995974545018104" calcext:value-type="float">
            <text:p>0.995974545018104</text:p>
          </table:table-cell>
          <table:table-cell office:value-type="float" office:value="11.7006525625198" calcext:value-type="float">
            <text:p>11.70065256251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58679809359137" calcext:value-type="float">
            <text:p>8.58679809359137</text:p>
          </table:table-cell>
          <table:table-cell office:value-type="float" office:value="30.6844404464068" calcext:value-type="float">
            <text:p>30.6844404464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37097110461973" calcext:value-type="float">
            <text:p>0.00837097110462</text:p>
          </table:table-cell>
          <table:table-cell office:value-type="float" office:value="1.92214799799851" calcext:value-type="float">
            <text:p>1.92214799799851</text:p>
          </table:table-cell>
          <table:table-cell office:value-type="float" office:value="0" calcext:value-type="float">
            <text:p>0</text:p>
          </table:table-cell>
          <table:table-cell office:value-type="float" office:value="15.4947093157018" calcext:value-type="float">
            <text:p>15.4947093157018</text:p>
          </table:table-cell>
          <table:table-cell office:value-type="float" office:value="14.6721827742407" calcext:value-type="float">
            <text:p>14.6721827742407</text:p>
          </table:table-cell>
          <table:table-cell office:value-type="float" office:value="5.42571751591212" calcext:value-type="float">
            <text:p>5.425717515912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58679809359137" calcext:value-type="float">
            <text:p>8.58679809359137</text:p>
          </table:table-cell>
          <table:table-cell office:value-type="float" office:value="44.4673827612719" calcext:value-type="float">
            <text:p>44.4673827612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82787650094" calcext:value-type="float">
            <text:p>1.0282787650094</text:p>
          </table:table-cell>
          <table:table-cell office:value-type="float" office:value="0.918510423266472" calcext:value-type="float">
            <text:p>0.918510423266472</text:p>
          </table:table-cell>
          <table:table-cell office:value-type="float" office:value="0" calcext:value-type="float">
            <text:p>0</text:p>
          </table:table-cell>
          <table:table-cell office:value-type="float" office:value="27.2071664593552" calcext:value-type="float">
            <text:p>27.2071664593552</text:p>
          </table:table-cell>
          <table:table-cell office:value-type="float" office:value="28.5177435884737" calcext:value-type="float">
            <text:p>28.5177435884737</text:p>
          </table:table-cell>
          <table:table-cell office:value-type="float" office:value="17.1905650561605" calcext:value-type="float">
            <text:p>17.19056505616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58679809359137" calcext:value-type="float">
            <text:p>8.58679809359137</text:p>
          </table:table-cell>
          <table:table-cell office:value-type="float" office:value="71.0590792191456" calcext:value-type="float">
            <text:p>71.0590792191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9895429234744" calcext:value-type="float">
            <text:p>0.189895429234744</text:p>
          </table:table-cell>
          <table:table-cell office:value-type="float" office:value="13.0168457636081" calcext:value-type="float">
            <text:p>13.0168457636081</text:p>
          </table:table-cell>
          <table:table-cell office:value-type="float" office:value="0" calcext:value-type="float">
            <text:p>0</text:p>
          </table:table-cell>
          <table:table-cell office:value-type="float" office:value="38.3878467986694" calcext:value-type="float">
            <text:p>38.3878467986694</text:p>
          </table:table-cell>
          <table:table-cell office:value-type="float" office:value="57.9528724713213" calcext:value-type="float">
            <text:p>57.9528724713213</text:p>
          </table:table-cell>
          <table:table-cell office:value-type="float" office:value="7.97144855257118" calcext:value-type="float">
            <text:p>7.971448552571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58679809359137" calcext:value-type="float">
            <text:p>8.58679809359137</text:p>
          </table:table-cell>
          <table:table-cell office:value-type="float" office:value="101.776531774106" calcext:value-type="float">
            <text:p>101.776531774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2968535420519" calcext:value-type="float">
            <text:p>30.2968535420519</text:p>
          </table:table-cell>
          <table:table-cell office:value-type="float" office:value="14.6551782925258" calcext:value-type="float">
            <text:p>14.6551782925258</text:p>
          </table:table-cell>
          <table:table-cell office:value-type="float" office:value="0" calcext:value-type="float">
            <text:p>0</text:p>
          </table:table-cell>
          <table:table-cell office:value-type="float" office:value="74.3780950503631" calcext:value-type="float">
            <text:p>74.3780950503631</text:p>
          </table:table-cell>
          <table:table-cell office:value-type="float" office:value="96.5686117783641" calcext:value-type="float">
            <text:p>96.5686117783641</text:p>
          </table:table-cell>
          <table:table-cell office:value-type="float" office:value="19.2419580776401" calcext:value-type="float">
            <text:p>19.24195807764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58679809359137" calcext:value-type="float">
            <text:p>8.58679809359137</text:p>
          </table:table-cell>
          <table:table-cell office:value-type="float" office:value="178.86923503866" calcext:value-type="float">
            <text:p>178.86923503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9501392385314" calcext:value-type="float">
            <text:p>5.59501392385314</text:p>
          </table:table-cell>
          <table:table-cell office:value-type="float" office:value="55.0637519596453" calcext:value-type="float">
            <text:p>55.0637519596453</text:p>
          </table:table-cell>
          <table:table-cell office:value-type="float" office:value="0" calcext:value-type="float">
            <text:p>0</text:p>
          </table:table-cell>
          <table:table-cell office:value-type="float" office:value="101.236170260134" calcext:value-type="float">
            <text:p>101.236170260134</text:p>
          </table:table-cell>
          <table:table-cell office:value-type="float" office:value="184.469461001755" calcext:value-type="float">
            <text:p>184.469461001755</text:p>
          </table:table-cell>
          <table:table-cell office:value-type="float" office:value="8.92270139844364" calcext:value-type="float">
            <text:p>8.922701398443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7:02:58.876039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17:03:43.325026172</dc:date>
    <meta:editing-duration>PT1M31S</meta:editing-duration>
    <meta:editing-cycles>2</meta:editing-cycles>
    <meta:generator>LibreOffice/6.0.7.3$Linux_X86_64 LibreOffice_project/00m0$Build-3</meta:generator>
    <meta:document-statistic meta:table-count="1" meta:cell-count="1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1.96cm" style:legend-expansion="high" chart:style-name="ch2"/>
        <chart:plot-area chart:style-name="ch3" table:cell-range-address="best_final_development.A1:best_final_development.K11" svg:x="0.32cm" svg:y="0.18cm" svg:width="12.481cm" svg:height="8.64cm">
          <chartooo:coordinate-region svg:x="0.941cm" svg:y="0.379cm" svg:width="11.48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st_final_development.B1:best_final_development.B11" chart:class="chart:scatter">
            <chart:domain table:cell-range-address="best_final_development.A1:best_final_development.A11"/>
            <chart:data-point chart:repeated="11"/>
          </chart:series>
          <chart:series chart:style-name="ch7" chart:values-cell-range-address="best_final_development.C1:best_final_development.C11" chart:class="chart:scatter">
            <chart:data-point chart:repeated="11"/>
          </chart:series>
          <chart:series chart:style-name="ch8" chart:values-cell-range-address="best_final_development.D1:best_final_development.D11" chart:class="chart:scatter">
            <chart:data-point chart:repeated="11"/>
          </chart:series>
          <chart:series chart:style-name="ch9" chart:values-cell-range-address="best_final_development.E1:best_final_development.E11" chart:class="chart:scatter">
            <chart:data-point chart:repeated="11"/>
          </chart:series>
          <chart:series chart:style-name="ch10" chart:values-cell-range-address="best_final_development.F1:best_final_development.F11" chart:class="chart:scatter">
            <chart:data-point chart:repeated="11"/>
          </chart:series>
          <chart:series chart:style-name="ch11" chart:values-cell-range-address="best_final_development.G1:best_final_development.G11" chart:class="chart:scatter">
            <chart:data-point chart:repeated="11"/>
          </chart:series>
          <chart:series chart:style-name="ch12" chart:values-cell-range-address="best_final_development.H1:best_final_development.H11" chart:class="chart:scatter">
            <chart:data-point chart:repeated="11"/>
          </chart:series>
          <chart:series chart:style-name="ch13" chart:values-cell-range-address="best_final_development.I1:best_final_development.I11" chart:class="chart:scatter">
            <chart:data-point chart:repeated="11"/>
          </chart:series>
          <chart:series chart:style-name="ch14" chart:values-cell-range-address="best_final_development.J1:best_final_development.J11" chart:class="chart:scatter">
            <chart:data-point chart:repeated="11"/>
          </chart:series>
          <chart:series chart:style-name="ch15" chart:values-cell-range-address="best_final_development.K1:best_final_development.K11" chart:class="chart:scatter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est_final_development.A1:best_final_development.A11</svg:desc>
                </draw:g>
              </table:table-cell>
              <table:table-cell office:value-type="float" office:value="1">
                <text:p>1</text:p>
                <draw:g>
                  <svg:desc>best_final_development.B1:best_final_development.B11</svg:desc>
                </draw:g>
              </table:table-cell>
              <table:table-cell office:value-type="float" office:value="0">
                <text:p>0</text:p>
                <draw:g>
                  <svg:desc>best_final_development.C1:best_final_development.C11</svg:desc>
                </draw:g>
              </table:table-cell>
              <table:table-cell office:value-type="float" office:value="0">
                <text:p>0</text:p>
                <draw:g>
                  <svg:desc>best_final_development.D1:best_final_development.D11</svg:desc>
                </draw:g>
              </table:table-cell>
              <table:table-cell office:value-type="float" office:value="0">
                <text:p>0</text:p>
                <draw:g>
                  <svg:desc>best_final_development.E1:best_final_development.E11</svg:desc>
                </draw:g>
              </table:table-cell>
              <table:table-cell office:value-type="float" office:value="0">
                <text:p>0</text:p>
                <draw:g>
                  <svg:desc>best_final_development.F1:best_final_development.F11</svg:desc>
                </draw:g>
              </table:table-cell>
              <table:table-cell office:value-type="float" office:value="0">
                <text:p>0</text:p>
                <draw:g>
                  <svg:desc>best_final_development.G1:best_final_development.G11</svg:desc>
                </draw:g>
              </table:table-cell>
              <table:table-cell office:value-type="float" office:value="0">
                <text:p>0</text:p>
                <draw:g>
                  <svg:desc>best_final_development.H1:best_final_development.H11</svg:desc>
                </draw:g>
              </table:table-cell>
              <table:table-cell office:value-type="float" office:value="0">
                <text:p>0</text:p>
                <draw:g>
                  <svg:desc>best_final_development.I1:best_final_development.I11</svg:desc>
                </draw:g>
              </table:table-cell>
              <table:table-cell office:value-type="float" office:value="0">
                <text:p>0</text:p>
                <draw:g>
                  <svg:desc>best_final_development.J1:best_final_development.J11</svg:desc>
                </draw:g>
              </table:table-cell>
              <table:table-cell office:value-type="float" office:value="0">
                <text:p>0</text:p>
                <draw:g>
                  <svg:desc>best_final_development.K1:best_final_development.K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338612622469494">
                <text:p>0.338612622469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7757530436482">
                <text:p>1.477575304364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.33762870870197">
                <text:p>3.33762870870197</text:p>
              </table:table-cell>
              <table:table-cell office:value-type="float" office:value="0.473031224346609">
                <text:p>0.473031224346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7877033169899">
                <text:p>1.97877033169899</text:p>
              </table:table-cell>
              <table:table-cell office:value-type="float" office:value="0">
                <text:p>0</text:p>
              </table:table-cell>
              <table:table-cell office:value-type="float" office:value="0.22024807337757">
                <text:p>0.22024807337757</text:p>
              </table:table-cell>
              <table:table-cell office:value-type="float" office:value="0">
                <text:p>0</text:p>
              </table:table-cell>
              <table:table-cell office:value-type="float" office:value="0.685167444049371">
                <text:p>0.685167444049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.07539880213774">
                <text:p>4.07539880213774</text:p>
              </table:table-cell>
              <table:table-cell office:value-type="float" office:value="2.1583089749848">
                <text:p>2.1583089749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0616411101441">
                <text:p>1.40616411101441</text:p>
              </table:table-cell>
              <table:table-cell office:value-type="float" office:value="0">
                <text:p>0</text:p>
              </table:table-cell>
              <table:table-cell office:value-type="float" office:value="2.83056307240379">
                <text:p>2.83056307240379</text:p>
              </table:table-cell>
              <table:table-cell office:value-type="float" office:value="0">
                <text:p>0</text:p>
              </table:table-cell>
              <table:table-cell office:value-type="float" office:value="4.11641748020171">
                <text:p>4.116417480201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.22337071243562">
                <text:p>7.22337071243562</text:p>
              </table:table-cell>
              <table:table-cell office:value-type="float" office:value="7.92401760832439">
                <text:p>7.92401760832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2772482908224">
                <text:p>4.42772482908224</text:p>
              </table:table-cell>
              <table:table-cell office:value-type="float" office:value="0">
                <text:p>0</text:p>
              </table:table-cell>
              <table:table-cell office:value-type="float" office:value="4.03661981708861">
                <text:p>4.03661981708861</text:p>
              </table:table-cell>
              <table:table-cell office:value-type="float" office:value="1.11869377663101">
                <text:p>1.11869377663101</text:p>
              </table:table-cell>
              <table:table-cell office:value-type="float" office:value="1.92764347835846">
                <text:p>1.92764347835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.22337071243562">
                <text:p>7.22337071243562</text:p>
              </table:table-cell>
              <table:table-cell office:value-type="float" office:value="14.0504161384472">
                <text:p>14.0504161384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53285888137263">
                <text:p>0.0453285888137263</text:p>
              </table:table-cell>
              <table:table-cell office:value-type="float" office:value="2.11581595751346">
                <text:p>2.11581595751346</text:p>
              </table:table-cell>
              <table:table-cell office:value-type="float" office:value="0">
                <text:p>0</text:p>
              </table:table-cell>
              <table:table-cell office:value-type="float" office:value="11.9124898052733">
                <text:p>11.9124898052733</text:p>
              </table:table-cell>
              <table:table-cell office:value-type="float" office:value="0.995974545018104">
                <text:p>0.995974545018104</text:p>
              </table:table-cell>
              <table:table-cell office:value-type="float" office:value="11.7006525625198">
                <text:p>11.7006525625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.58679809359137">
                <text:p>8.58679809359137</text:p>
              </table:table-cell>
              <table:table-cell office:value-type="float" office:value="30.6844404464068">
                <text:p>30.6844404464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37097110461973">
                <text:p>0.00837097110461973</text:p>
              </table:table-cell>
              <table:table-cell office:value-type="float" office:value="1.92214799799851">
                <text:p>1.92214799799851</text:p>
              </table:table-cell>
              <table:table-cell office:value-type="float" office:value="0">
                <text:p>0</text:p>
              </table:table-cell>
              <table:table-cell office:value-type="float" office:value="15.4947093157018">
                <text:p>15.4947093157018</text:p>
              </table:table-cell>
              <table:table-cell office:value-type="float" office:value="14.6721827742407">
                <text:p>14.6721827742407</text:p>
              </table:table-cell>
              <table:table-cell office:value-type="float" office:value="5.42571751591212">
                <text:p>5.42571751591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58679809359137">
                <text:p>8.58679809359137</text:p>
              </table:table-cell>
              <table:table-cell office:value-type="float" office:value="44.4673827612719">
                <text:p>44.46738276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282787650094">
                <text:p>1.0282787650094</text:p>
              </table:table-cell>
              <table:table-cell office:value-type="float" office:value="0.918510423266472">
                <text:p>0.918510423266472</text:p>
              </table:table-cell>
              <table:table-cell office:value-type="float" office:value="0">
                <text:p>0</text:p>
              </table:table-cell>
              <table:table-cell office:value-type="float" office:value="27.2071664593552">
                <text:p>27.2071664593552</text:p>
              </table:table-cell>
              <table:table-cell office:value-type="float" office:value="28.5177435884737">
                <text:p>28.5177435884737</text:p>
              </table:table-cell>
              <table:table-cell office:value-type="float" office:value="17.1905650561605">
                <text:p>17.19056505616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.58679809359137">
                <text:p>8.58679809359137</text:p>
              </table:table-cell>
              <table:table-cell office:value-type="float" office:value="71.0590792191456">
                <text:p>71.0590792191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9895429234744">
                <text:p>0.189895429234744</text:p>
              </table:table-cell>
              <table:table-cell office:value-type="float" office:value="13.0168457636081">
                <text:p>13.0168457636081</text:p>
              </table:table-cell>
              <table:table-cell office:value-type="float" office:value="0">
                <text:p>0</text:p>
              </table:table-cell>
              <table:table-cell office:value-type="float" office:value="38.3878467986694">
                <text:p>38.3878467986694</text:p>
              </table:table-cell>
              <table:table-cell office:value-type="float" office:value="57.9528724713213">
                <text:p>57.9528724713213</text:p>
              </table:table-cell>
              <table:table-cell office:value-type="float" office:value="7.97144855257118">
                <text:p>7.971448552571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.58679809359137">
                <text:p>8.58679809359137</text:p>
              </table:table-cell>
              <table:table-cell office:value-type="float" office:value="101.776531774106">
                <text:p>101.776531774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.2968535420519">
                <text:p>30.2968535420519</text:p>
              </table:table-cell>
              <table:table-cell office:value-type="float" office:value="14.6551782925258">
                <text:p>14.6551782925258</text:p>
              </table:table-cell>
              <table:table-cell office:value-type="float" office:value="0">
                <text:p>0</text:p>
              </table:table-cell>
              <table:table-cell office:value-type="float" office:value="74.3780950503631">
                <text:p>74.3780950503631</text:p>
              </table:table-cell>
              <table:table-cell office:value-type="float" office:value="96.5686117783641">
                <text:p>96.5686117783641</text:p>
              </table:table-cell>
              <table:table-cell office:value-type="float" office:value="19.2419580776401">
                <text:p>19.2419580776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.58679809359137">
                <text:p>8.58679809359137</text:p>
              </table:table-cell>
              <table:table-cell office:value-type="float" office:value="178.86923503866">
                <text:p>178.86923503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9501392385314">
                <text:p>5.59501392385314</text:p>
              </table:table-cell>
              <table:table-cell office:value-type="float" office:value="55.0637519596453">
                <text:p>55.0637519596453</text:p>
              </table:table-cell>
              <table:table-cell office:value-type="float" office:value="0">
                <text:p>0</text:p>
              </table:table-cell>
              <table:table-cell office:value-type="float" office:value="101.236170260134">
                <text:p>101.236170260134</text:p>
              </table:table-cell>
              <table:table-cell office:value-type="float" office:value="184.469461001755">
                <text:p>184.469461001755</text:p>
              </table:table-cell>
              <table:table-cell office:value-type="float" office:value="8.92270139844364">
                <text:p>8.922701398443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